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248cm" fo:min-width="14.918cm"/>
    </style:style>
    <style:style style:name="gr2" style:family="graphic" style:parent-style-name="standard">
      <style:graphic-properties draw:fill-color="#cfe7f5" draw:textarea-horizontal-align="justify" draw:textarea-vertical-align="top" draw:auto-grow-height="false" fo:min-height="10.164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0.869cm" fo:min-width="2.128cm"/>
    </style:style>
    <style:style style:name="gr4" style:family="graphic" style:parent-style-name="standard">
      <style:graphic-properties draw:textarea-horizontal-align="justify" draw:textarea-vertical-align="middle" draw:auto-grow-height="false" fo:min-height="0.74cm" fo:min-width="2.573cm"/>
    </style:style>
    <style:style style:name="gr5" style:family="graphic" style:parent-style-name="standard">
      <style:graphic-properties draw:textarea-horizontal-align="justify" draw:textarea-vertical-align="middle" draw:auto-grow-height="false" fo:min-height="0.767cm" fo:min-width="1.622cm"/>
    </style:style>
    <style:style style:name="gr6" style:family="graphic" style:parent-style-name="standard">
      <style:graphic-properties draw:textarea-horizontal-align="justify" draw:textarea-vertical-align="middle" draw:auto-grow-height="false" fo:min-height="0.767cm" fo:min-width="1.638cm"/>
    </style:style>
    <style:style style:name="gr7" style:family="graphic" style:parent-style-name="standard">
      <style:graphic-properties draw:fill-color="#cfe7f5" draw:textarea-horizontal-align="justify" draw:textarea-vertical-align="top" draw:auto-grow-height="false" fo:min-height="7.37cm" fo:min-width="5.9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paragraph-properties fo:margin-left="0cm" fo:margin-right="0cm" fo:text-align="center" fo:text-indent="0cm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418cm" svg:height="1.498cm" svg:x="2.955cm" svg:y="1.711cm">
          <text:p text:style-name="P1">Organigramme Réseau neurones perceptr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5.08cm" svg:height="10.414cm" svg:x="1.533cm" svg:y="3.54cm">
          <text:p text:style-name="P1">Demo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318cm" svg:height="1.118cm" svg:x="1.863cm" svg:y="4.784cm">
          <text:p text:style-name="P4"><text:span text:style-name="T1">Données d'entrée</text:span></text:p>
          <text:p text:style-name="P4"><text:span text:style-name="T1">et sortie ?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draw:layer="layout" svg:width="4.318cm" svg:height="1.118cm" svg:x="1.838cm" svg:y="6.105cm">
          <text:p text:style-name="P5"><text:span text:style-name="T1">Taille du réseau ?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3.073cm" svg:height="0.99cm" svg:x="2.269cm" svg:y="8.62cm">
          <text:p text:style-name="P1">n.tr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73cm" svg:height="0.99cm" svg:x="2.244cm" svg:y="9.865cm">
          <text:p text:style-name="P1">n.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226cm" svg:height="1.016cm" svg:x="2.32cm" svg:y="11.11cm">
          <text:p text:style-name="P1"><text:span text:style-name="T1">Affichage des</text:span></text:p>
          <text:p text:style-name="P1"><text:span text:style-name="T1">Poids W calculé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5" draw:layer="layout" svg:width="3.252cm" svg:height="1.016cm" svg:x="2.294cm" svg:y="12.38cm">
          <text:p text:style-name="P1"><text:span text:style-name="T1">Affichage des</text:span></text:p>
          <text:p text:style-name="P1"><text:span text:style-name="T1">Poids N calculé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3" draw:layer="layout" svg:width="6.401cm" svg:height="7.62cm" svg:x="6.867cm" svg:y="3.54cm">
          <text:p text:style-name="P1">CLASSE NN(i,h,o)</text:p>
          <text:p text:style-name="P1"><text:span text:style-name="T1">Initialisation du réseau</text:span></text:p>
          <text:p text:style-name="P1"><text:span text:style-name="T1"/></text:p>
          <text:list text:style-name="L1">
            <text:list-item>
              <text:p text:style-name="P6"><text:span text:style-name="T1">ni, nh, no nbr de neurones</text:span></text:p>
            </text:list-item>
            <text:list-item>
              <text:p text:style-name="P6"><text:span text:style-name="T1">3 listes de neuronnes</text:span></text:p>
            </text:list-item>
            <text:list-item>
              <text:p text:style-name="P6"><text:span text:style-name="T1">wi = poids w entre i et h</text:span></text:p>
            </text:list-item>
            <text:list-item>
              <text:p text:style-name="P6"><text:span text:style-name="T1">wo = poids w entre h et o </text:span></text:p>
            </text:list-item>
            <text:list-item>
              <text:p text:style-name="P6"><text:span text:style-name="T1">Random (-0,2, 0,2) de wi</text:span></text:p>
            </text:list-item>
            <text:list-item>
              <text:p text:style-name="P6"><text:span text:style-name="T1">Random (-0,2, 0,2) de wo</text:span></text:p>
              <text:p text:style-name="P6"><text:span text:style-name="T1"/></text:p>
              <text:p text:style-name="P6"><text:span text:style-name="T1">Mémorisation à n-1</text:span></text:p>
            </text:list-item>
            <text:list-item>
              <text:p text:style-name="P6"><text:span text:style-name="T1">ci = ???</text:span></text:p>
            </text:list-item>
            <text:list-item>
              <text:p text:style-name="P6"><text:span text:style-name="T1">co = ???</text:span></text:p>
            </text:list-item>
            <text:list-item>
              <text:p text:style-name="P6"><text:span text:style-name="T1"/></text:p>
            </text:list-item>
          </text:list>
          <text:p text:style-name="P6"><text:span text:style-name="T1">Méthode Update(inputs)</text:span></text:p>
          <text:p text:style-name="P6"><text:span text:style-name="T1">Méthode backPropagate(targets , N, M)</text:span></text:p>
          <text:p text:style-name="P6"><text:span text:style-name="T1">Méthode test(patterns)</text:span></text:p>
          <text:p text:style-name="P6"><text:span text:style-name="T1">Méthode weights()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073cm" svg:height="0.99cm" svg:x="2.27cm" svg:y="7.451cm">
          <text:p text:style-name="P1">NN(i,h,o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6.401cm" svg:height="7.62cm" svg:x="6.892cm" svg:y="11.337cm">
          <text:p text:style-name="P1"><text:span text:style-name="T1">Méthode Update(inputs)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1T18:06:54.784000000</meta:creation-date>
    <dc:date>2019-02-01T20:04:35.115000000</dc:date>
    <meta:editing-duration>PT34M15S</meta:editing-duration>
    <meta:editing-cycles>2</meta:editing-cycles>
    <meta:generator>LibreOffice/6.1.4.2$Windows_X86_64 LibreOffice_project/9d0f32d1f0b509096fd65e0d4bec26ddd1938fd3</meta:generator>
    <meta:document-statistic meta:object-count="11"/>
  </office:meta>
</office:document-meta>
</file>